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e060" officeooo:paragraph-rsid="001ce060"/>
    </style:style>
    <style:style style:name="P2" style:family="paragraph" style:parent-style-name="Text_20_body">
      <style:text-properties fo:language="pt" fo:country="PT"/>
    </style:style>
    <style:style style:name="P3" style:family="paragraph" style:parent-style-name="Text_20_body">
      <style:paragraph-properties fo:margin-top="0cm" fo:margin-bottom="0cm" loext:contextual-spacing="false"/>
    </style:style>
    <style:style style:name="P4" style:family="paragraph" style:parent-style-name="Text_20_body">
      <style:paragraph-properties fo:margin-top="0cm" fo:margin-bottom="0cm" loext:contextual-spacing="false" fo:orphans="1"/>
    </style:style>
    <style:style style:name="T1" style:family="text">
      <style:text-properties fo:font-weight="bold"/>
    </style:style>
    <style:style style:name="T2" style:family="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 música Chico <text:span text:style-name="T1">foi pensada para homenagear o amado nos versos e na melodia</text:span>. Luísa conta que a música está repleta de alusões de canções que o namorado gosta, intercaladas entre os versos. “Para ficar fofo e fazer uma [música] toda para ele. Sim, eu sou uma palhaça que ama nesse nível em dois meses”, </text:p>
      <text:h text:style-name="Heading_20_1" text:outline-level="1"/>
      <text:h text:style-name="Heading_20_1" text:outline-level="1">Chico</text:h>
      <text:h text:style-name="Heading_20_2" text:outline-level="2"><text:a xlink:type="simple" xlink:href="https://www.letras.mus.br/luisa-sonza/" text:style-name="Internet_20_link" text:visited-style-name="Visited_20_Internet_20_Link">Luísa Sonza </text:a></text:h>
      <text:p text:style-name="Text_20_body">Folia pra mim me arriscar no amor<text:line-break/>Apostar na incerteza, pular de onde for<text:line-break/>De novo, meu amor</text:p>
      <text:p text:style-name="Text_20_body">Diziam pra mim que essa moda passou<text:line-break/>Que monogamia é papo de doido<text:line-break/>Mas pra mim é uma honra<text:line-break/>Ser uma cafona pra esse povo</text:p>
      <text:p text:style-name="Text_20_body">Me pinto pra disfarçar<text:line-break/>Rebusco palavras pra te encantar<text:line-break/>Reinvento uma moda, faço Bossa Nova<text:line-break/>Meu futuro, no Rio será</text:p>
      <text:p text:style-name="Text_20_body"><text:a xlink:type="simple" xlink:href="https://www.letras.mus.br/luisa-sonza/chico/#" text:style-name="Internet_20_link" text:visited-style-name="Visited_20_Internet_20_Link">Chico,</text:a> <text:a xlink:type="simple" xlink:href="https://www.letras.mus.br/luisa-sonza/chico/#" text:style-name="Internet_20_link" text:visited-style-name="Visited_20_Internet_20_Link">se tu me quiseres</text:a><text:line-break/><text:a xlink:type="simple" xlink:href="https://www.letras.mus.br/luisa-sonza/chico/#" text:style-name="Internet_20_link" text:visited-style-name="Visited_20_Internet_20_Link">Sou dessas mulheres de se apaixonar</text:a><text:line-break/>Pode fazer a sua fumaça<text:line-break/>O <text:a xlink:type="simple" xlink:href="https://www.letras.mus.br/luisa-sonza/chico/#" text:style-name="Internet_20_link" text:visited-style-name="Visited_20_Internet_20_Link">Bar da Cachaça</text:a> vai ser nosso lar</text:p>
      <text:p text:style-name="Text_20_body">E, Chico, se tu me quiseres<text:line-break/>Debato política, tomo o teu partido<text:line-break/>E se for pra repartir o amor<text:line-break/>Que reparta comigo</text:p>
      <text:p text:style-name="Text_20_body">Chico, se tu me quiseres<text:line-break/>Sou dessas mulheres de se apaixonar<text:line-break/>Pode fazer sua fumaça<text:line-break/>O Bar da Cachaça vai ser nosso lar</text:p>
      <text:p text:style-name="Text_20_body">Pois Chico, se tu me quiseres<text:line-break/>Debato política, tomo o teu partido<text:line-break/>E se for pra repartir o amor<text:line-break/>Que reparta comigo, comigo</text:p>
      <text:p text:style-name="P3"><text:a xlink:type="simple" xlink:href="https://www.letras.mus.br/luisa-sonza/chico/#" text:style-name="Internet_20_link" text:visited-style-name="Visited_20_Internet_20_Link">Adicionar à playlist</text:a> <text:span text:style-name="T1">Tamanho </text:span></text:p>
      <text:p text:style-name="P4"><text:a xlink:type="simple" xlink:href="https://www.cifraclub.com.br/luisa-sonza/chico/" office:target-frame-name="_blank" xlink:show="new" text:style-name="Internet_20_link" text:visited-style-name="Visited_20_Internet_20_Link">Cifra</text:a> <text:a xlink:type="simple" xlink:href="https://www.letras.mus.br/luisa-sonza/chico/chico-print.html" office:target-frame-name="_blank" xlink:show="new" text:style-name="Internet_20_link" text:visited-style-name="Visited_20_Internet_20_Link">Imprimir</text:a> <text:a xlink:type="simple" xlink:href="https://www.letras.mus.br/contribuicoes/luisa-sonza/chico/corrigir/" text:style-name="Internet_20_link" text:visited-style-name="Visited_20_Internet_20_Link">Corrigir</text:a> <text:span text:style-name="T1">Marcações na letra </text:span></text:p>
      <text:p text:style-name="P3"><text:soft-page-break/>Composição: Bruno Caliman / Luísa Sonza / Douglas Moda / Carolzinha / Jenni Mosello. <text:a xlink:type="simple" xlink:href="https://www.letras.mus.br/contribuicoes/luisa-sonza/chico/corrigir/letra/#composicao" text:style-name="Internet_20_link" text:visited-style-name="Visited_20_Internet_20_Link">Essa informação está errada? Nos avise.</text:a> </text:p>
      <text:p text:style-name="P3">Enviada por <text:a xlink:type="simple" xlink:href="https://www.letras.mus.br/membros/49240982/" text:style-name="Internet_20_link" text:visited-style-name="Visited_20_Internet_20_Link">Gustavo</text:a>. Legendado por <text:a xlink:type="simple" xlink:href="https://www.letras.mus.br/membros/49240982/" text:style-name="Internet_20_link" text:visited-style-name="Visited_20_Internet_20_Link">Gustavo</text:a> e <text:a xlink:type="simple" xlink:href="https://www.letras.mus.br/membros/545862281/" text:style-name="Internet_20_link" text:visited-style-name="Visited_20_Internet_20_Link">Laura</text:a>. Revisão por <text:a xlink:type="simple" xlink:href="https://www.letras.mus.br/membros/547939579/" text:style-name="Internet_20_link" text:visited-style-name="Visited_20_Internet_20_Link">Mad</text:a>.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ranking</text:p>
      <text:p text:style-name="P1"><text:a xlink:type="simple" xlink:href="https://www.topmusicas.com.br/letras" text:style-name="Internet_20_link" text:visited-style-name="Visited_20_Internet_20_Link"><text:span text:style-name="T2">1 SE FOR AMOR - João Gomes e Vitor Fernandes (DVD Ao Vivo em Fortaleza)</text:span></text:a></text:p>
      <text:p text:style-name="P1"><text:line-break/><text:span text:style-name="T2">2 Matheus Fernandes e Dilsinho - Baby Me Atende (Clipe Oficial)</text:span></text:p>
      <text:p text:style-name="P1"><text:line-break/><text:span text:style-name="T2">3 JOÃO GOMES - MEU PEDAÇO DE PECADO (PISEIRO DE VAQUEJADA) | Prod. VitinhoTeclas</text:span></text:p>
      <text:p text:style-name="P1"><text:line-break/><text:span text:style-name="T2">4 Aquelas Coisas - João Gomes Cantor</text:span></text:p>
      <text:p text:style-name="P1"><text:line-break/><text:span text:style-name="T2">5 Zé Felipe e Os Barões Da Pisadinha - Senta Danada (Videoclipe Oficial)</text:span></text:p>
      <text:p text:style-name="P1"><text:line-break/><text:span text:style-name="T2">6 Vitinho Imperador Volta Rapariga</text:span></text:p>
      <text:p text:style-name="P1"><text:line-break/><text:span text:style-name="T2">7 MC Don Juan, MC Davi e MC Pedrinho - Bipolar (GR6 Explode) DJ 900</text:span></text:p>
      <text:p text:style-name="P1"><text:line-break/><text:span text:style-name="T2">8 A Cara do Crime "NÓS INCOMODA"- MC Poze do Rodo | Bielzin | PL Quest | MC Cabelinho (prod. Neobeats)</text:span></text:p>
      <text:p text:style-name="P1"><text:line-break/><text:span text:style-name="T2">9 DJ Guuga e DJ Ivis - Volta Bebê, Volta Neném (VideoClipe) Oficial</text:span></text:p>
      <text:p text:style-name="P1"><text:line-break/><text:span text:style-name="T2">10 Mari Fernandez - NÃO, NÃO VOU (Passa Lá em Casa) - Video Oficial</text:span></text:p>
      <text:p text:style-name="P1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2T16:31:38.562919970</meta:creation-date>
    <dc:date>2023-09-12T16:43:01.267244028</dc:date>
    <meta:editing-duration>PT1M12S</meta:editing-duration>
    <meta:editing-cycles>1</meta:editing-cycles>
    <meta:document-statistic meta:table-count="0" meta:image-count="0" meta:object-count="0" meta:page-count="2" meta:paragraph-count="25" meta:word-count="383" meta:character-count="2051" meta:non-whitespace-character-count="1678"/>
    <meta:generator>LibreOffice/6.4.7.2$Linux_X86_64 LibreOffice_project/40$Build-2</meta:generator>
  </office:meta>
</office:document-meta>
</file>